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mall Pack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cke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Baud</text:p>
          </table:table-cell>
          <table:table-cell/>
          <table:table-cell office:value-type="string" calcext:value-type="string">
            <text:p>Total Baud:</text:p>
          </table:table-cell>
        </table:table-row>
        <table:table-row table:style-name="ro1">
          <table:table-cell office:value-type="string" calcext:value-type="string">
            <text:p>system_state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formula="of:=([.B3]+5)*[.C3]" office:value-type="float" office:value="5450" calcext:value-type="float">
            <text:p>5450</text:p>
          </table:table-cell>
          <table:table-cell/>
          <table:table-cell table:formula="of:=SUM([.D3:.D4]) * 11" office:value-type="float" office:value="89100" calcext:value-type="float">
            <text:p>89100</text:p>
          </table:table-cell>
        </table:table-row>
        <table:table-row table:style-name="ro1">
          <table:table-cell office:value-type="string" calcext:value-type="string">
            <text:p>raw_sensors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([.B4]+5)*[.C4]" office:value-type="float" office:value="2650" calcext:value-type="float">
            <text:p>265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Fre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tem_state</text:p>
          </table:table-cell>
          <table:table-cell office:value-type="float" office:value="104" calcext:value-type="float">
            <text:p>104</text:p>
          </table:table-cell>
          <table:table-cell office:value-type="float" office:value="1000" calcext:value-type="float">
            <text:p>1000</text:p>
          </table:table-cell>
          <table:table-cell table:formula="of:=([.B7]+5)*[.C7]" office:value-type="float" office:value="109000" calcext:value-type="float">
            <text:p>109000</text:p>
          </table:table-cell>
          <table:table-cell/>
          <table:table-cell table:formula="of:=[.D7] * 11" office:value-type="float" office:value="1199000" calcext:value-type="float">
            <text:p>1199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rge Requ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ler_std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([.B10]+5)*[.C10]" office:value-type="float" office:value="850" calcext:value-type="float">
            <text:p>850</text:p>
          </table:table-cell>
          <table:table-cell/>
          <table:table-cell table:formula="of:=SUM([.D10:.D17]) * 11" office:value-type="float" office:value="145497" calcext:value-type="float">
            <text:p>145497</text:p>
          </table:table-cell>
        </table:table-row>
        <table:table-row table:style-name="ro1">
          <table:table-cell office:value-type="string" calcext:value-type="string">
            <text:p>system_state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formula="of:=([.B11]+5)*[.C11]" office:value-type="float" office:value="5450" calcext:value-type="float">
            <text:p>5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ellite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([.B12]+5)*[.C12]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ellite_detailed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formula="of:=([.B13]+5)*[.C13]"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_magnetics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([.B14]+5)*[.C14]" office:value-type="float" office:value="850" calcext:value-type="float">
            <text:p>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([.B15]+5)*[.C15]" office:value-type="float" office:value="2250" calcext:value-type="float">
            <text:p>2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f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([.B16]+5)*[.C16]"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_seeking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([.B17]+5)*[.C17]" office:value-type="float" office:value="1650" calcext:value-type="float">
            <text:p>165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rge Vary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ler_std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formula="of:=([.B20]+5)*[.C20]" office:value-type="float" office:value="1700" calcext:value-type="float">
            <text:p>1700</text:p>
          </table:table-cell>
          <table:table-cell/>
          <table:table-cell table:formula="of:=SUM([.D20:.D27]) * 11" office:value-type="float" office:value="152196" calcext:value-type="float">
            <text:p>152196</text:p>
          </table:table-cell>
        </table:table-row>
        <table:table-row table:style-name="ro1">
          <table:table-cell office:value-type="string" calcext:value-type="string">
            <text:p>system_state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formula="of:=([.B21]+5)*[.C21]" office:value-type="float" office:value="5450" calcext:value-type="float">
            <text:p>5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ellite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([.B22]+5)*[.C22]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ellite_detailed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formula="of:=([.B23]+5)*[.C23]"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_magnetics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formula="of:=([.B24]+5)*[.C24]"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([.B25]+5)*[.C25]" office:value-type="float" office:value="3600" calcext:value-type="float">
            <text:p>3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ef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formula="of:=([.B26]+5)*[.C26]" office:value-type="float" office:value="1334" calcext:value-type="float">
            <text:p>1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_seeking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([.B27]+5)*[.C27]" office:value-type="float" office:value="396" calcext:value-type="float">
            <text:p>39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08:11:44.089734588</meta:creation-date>
    <dc:date>2019-06-21T12:13:58.638126840</dc:date>
    <meta:editing-duration>PT8M50S</meta:editing-duration>
    <meta:editing-cycles>1</meta:editing-cycles>
    <meta:document-statistic meta:table-count="1" meta:cell-count="89" meta:object-count="0"/>
    <meta:generator>LibreOffice/5.1.6.2$Linux_X86_64 LibreOffice_project/10m0$Build-2</meta:generator>
  </office:meta>
</office:document-meta>
</file>